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offTest.durationOverflow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ckoffTest.ensureJitter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offTest.durationShouldIncreaseTheBack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